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Results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s.add( Field field , String validatorName , boolean resul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orResult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s.merge( ValidatorResults 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s.getResultValueMa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ValidatorResults.add( Field field , String validatorName , boolean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s.getPropert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Results.getValidatorResul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